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2D700004E57000035BEA44E6E1DD050A73A.svg" manifest:media-type="image/svg+xml"/>
  <manifest:file-entry manifest:full-path="Pictures/1000305000002B9D00001491B35EA8BDB1FB5CDA.svg" manifest:media-type="image/svg+xml"/>
  <manifest:file-entry manifest:full-path="Pictures/10000201000001A6000000C7C53E72B4224528D1.png" manifest:media-type="image/png"/>
  <manifest:file-entry manifest:full-path="Pictures/10000201000002F600000208EAD23BB8691DF173.png" manifest:media-type="image/png"/>
  <manifest:file-entry manifest:full-path="Pictures/100050DC0000394200002584A30D45F2F9AC7CD1.svg" manifest:media-type="image/svg+xml"/>
  <manifest:file-entry manifest:full-path="Pictures/100002010000022A0000016B28FD0B95DBF928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3333" draw:marker-start-width="0.252cm" draw:marker-end-width="0.252cm" draw:fill="solid" draw:fill-color="#ff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3333" draw:marker-start-width="0.252cm" draw:marker-end-width="0.252cm" draw:fill="none" draw:fill-color="#ff33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300"/>
      <style:paragraph-properties fo:text-align="center"/>
    </style:style>
    <style:style style:name="P3" style:family="paragraph">
      <loext:graphic-properties draw:fill="none" draw:fill-color="#ff3300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T1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164cm" svg:height="5.264cm" svg:x="4.6cm" svg:y="0.6cm">
          <draw:image xlink:href="Pictures/1000305000002B9D00001491B35EA8BDB1FB5CDA.svg" xlink:type="simple" xlink:show="embed" xlink:actuate="onLoad">
            <text:p/>
          </draw:image>
          <draw:image xlink:href="Pictures/10000201000001A6000000C7C53E72B4224528D1.png" xlink:type="simple" xlink:show="embed" xlink:actuate="onLoad"/>
        </draw:frame>
        <draw:frame draw:style-name="gr1" draw:text-style-name="P1" draw:layer="layout" svg:width="14.657cm" svg:height="9.603cm" svg:x="3.043cm" svg:y="6cm">
          <draw:image xlink:href="Pictures/100050DC0000394200002584A30D45F2F9AC7CD1.svg" xlink:type="simple" xlink:show="embed" xlink:actuate="onLoad">
            <text:p/>
          </draw:image>
          <draw:image xlink:href="Pictures/100002010000022A0000016B28FD0B95DBF92888.png" xlink:type="simple" xlink:show="embed" xlink:actuate="onLoad"/>
        </draw:frame>
        <draw:frame draw:style-name="gr1" draw:text-style-name="P1" draw:layer="layout" svg:width="18.999cm" svg:height="13.033cm" svg:x="1.001cm" svg:y="15.767cm">
          <draw:image xlink:href="Pictures/100062D700004E57000035BEA44E6E1DD050A73A.svg" xlink:type="simple" xlink:show="embed" xlink:actuate="onLoad">
            <text:p/>
          </draw:image>
          <draw:image xlink:href="Pictures/10000201000002F600000208EAD23BB8691DF173.png" xlink:type="simple" xlink:show="embed" xlink:actuate="onLoad"/>
        </draw:frame>
        <draw:line draw:style-name="gr2" draw:text-style-name="P1" draw:layer="layout" svg:x1="10.1cm" svg:y1="7.2cm" svg:x2="10.1cm" svg:y2="5.1cm">
          <text:p/>
        </draw:line>
        <draw:line draw:style-name="gr2" draw:text-style-name="P1" draw:layer="layout" svg:x1="10.1cm" svg:y1="16.9cm" svg:x2="10.1cm" svg:y2="14.8cm">
          <text:p/>
        </draw:line>
        <draw:line draw:style-name="gr2" draw:text-style-name="P1" draw:layer="layout" svg:x1="9cm" svg:y1="20cm" svg:x2="9cm" svg:y2="11.5cm">
          <text:p/>
        </draw:line>
        <draw:line draw:style-name="gr2" draw:text-style-name="P1" draw:layer="layout" svg:x1="10.9cm" svg:y1="6.4cm" svg:x2="10.9cm" svg:y2="5.5cm">
          <text:p/>
        </draw:line>
        <draw:line draw:style-name="gr2" draw:text-style-name="P1" draw:layer="layout" svg:x1="10.9cm" svg:y1="16.1cm" svg:x2="10.9cm" svg:y2="15.2cm">
          <text:p/>
        </draw:line>
        <draw:line draw:style-name="gr3" draw:text-style-name="P1" draw:layer="layout" svg:x1="9.7cm" svg:y1="8.5cm" svg:x2="13.7cm" svg:y2="2.7cm">
          <text:p/>
        </draw:line>
        <draw:line draw:style-name="gr3" draw:text-style-name="P1" draw:layer="layout" svg:x1="15.3cm" svg:y1="19.1cm" svg:x2="9.8cm" svg:y2="11.7cm">
          <text:p/>
        </draw:line>
        <draw:line draw:style-name="gr3" draw:text-style-name="P1" draw:layer="layout" svg:x1="3.8cm" svg:y1="19.4cm" svg:x2="10.2cm" svg:y2="2.3cm">
          <text:p/>
        </draw:line>
        <draw:line draw:style-name="gr3" draw:text-style-name="P1" draw:layer="layout" svg:x1="11.5cm" svg:y1="20.3cm" svg:x2="8.1cm" svg:y2="11cm">
          <text:p/>
        </draw:line>
        <draw:line draw:style-name="gr3" draw:text-style-name="P1" draw:layer="layout" svg:x1="2.5cm" svg:y1="19.2cm" svg:x2="8.8cm" svg:y2="2.7cm">
          <text:p/>
        </draw:line>
      </draw:page>
      <draw:page draw:name="page2" draw:style-name="dp1" draw:master-page-name="Standard">
        <draw:frame draw:style-name="gr1" draw:text-style-name="P1" draw:layer="layout" svg:width="18.999cm" svg:height="13.033cm" svg:x="1.002cm" svg:y="7.568cm">
          <draw:image xlink:href="Pictures/100062D700004E57000035BEA44E6E1DD050A73A.svg" xlink:type="simple" xlink:show="embed" xlink:actuate="onLoad">
            <text:p/>
          </draw:image>
          <draw:image xlink:href="Pictures/10000201000002F600000208EAD23BB8691DF173.png" xlink:type="simple" xlink:show="embed" xlink:actuate="onLoad"/>
        </draw:frame>
        <draw:line draw:style-name="gr4" draw:text-style-name="P1" draw:layer="layout" svg:x1="2.7cm" svg:y1="9.6cm" svg:x2="2.7cm" svg:y2="10.9cm">
          <text:p/>
        </draw:line>
        <draw:line draw:style-name="gr4" draw:text-style-name="P1" draw:layer="layout" svg:x1="10cm" svg:y1="14.6cm" svg:x2="10cm" svg:y2="13.1cm">
          <text:p/>
        </draw:line>
        <draw:line draw:style-name="gr5" draw:text-style-name="P1" draw:layer="layout" svg:x1="15.9cm" svg:y1="17.6cm" svg:x2="18.1cm" svg:y2="17.6cm">
          <text:p/>
        </draw:line>
        <draw:custom-shape draw:style-name="gr6" draw:text-style-name="P2" draw:layer="layout" svg:width="0.3cm" svg:height="0.3cm" svg:x="18.2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cm" svg:height="0.5cm" svg:x="18.1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1cm" svg:height="1.123cm" svg:x="2.7cm" svg:y="9.977cm">
          <draw:text-box>
            <text:p><text:span text:style-name="T1">T1</text:span></text:p>
          </draw:text-box>
        </draw:frame>
        <draw:frame draw:style-name="gr8" draw:text-style-name="P4" draw:layer="layout" svg:width="1.1cm" svg:height="1.123cm" svg:x="10cm" svg:y="13.577cm">
          <draw:text-box>
            <text:p><text:span text:style-name="T1">T1.1</text:span></text:p>
          </draw:text-box>
        </draw:frame>
        <draw:frame draw:style-name="gr8" draw:text-style-name="P4" draw:layer="layout" svg:width="1.1cm" svg:height="1.123cm" svg:x="16.3cm" svg:y="16.977cm">
          <draw:text-box>
            <text:p><text:span text:style-name="T1">T3</text:span></text:p>
          </draw:text-box>
        </draw:frame>
        <draw:frame draw:style-name="gr9" draw:text-style-name="P4" draw:layer="layout" svg:width="4.7cm" svg:height="0.887cm" svg:x="15.8cm" svg:y="17.813cm">
          <draw:text-box>
            <text:p><text:span text:style-name="T1">Activity : test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3T17:15:09.932000000</meta:creation-date>
    <dc:date>2016-10-14T17:16:02.198000000</dc:date>
    <dc:creator>Jérémie Tatibouet</dc:creator>
    <meta:editing-duration>PT4H21M13S</meta:editing-duration>
    <meta:editing-cycles>4</meta:editing-cycles>
    <meta:generator>LibreOffice/5.2.2.2$Windows_x86 LibreOffice_project/8f96e87c890bf8fa77463cd4b640a2312823f3ad</meta:generator>
    <meta:document-statistic meta:object-count="23"/>
  </office:meta>
</office:document-meta>
</file>